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324cm" fo:min-width="11.174cm"/>
    </style:style>
    <style:style style:name="gr2" style:family="graphic" style:parent-style-name="standard">
      <style:graphic-properties draw:textarea-horizontal-align="justify" draw:textarea-vertical-align="middle" draw:auto-grow-height="false" fo:min-height="1.105cm" fo:min-width="8.754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466cm" fo:min-width="2.716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466cm" fo:min-width="2.116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466cm" fo:min-width="2.616cm"/>
    </style:style>
    <style:style style:name="gr6" style:family="graphic" style:parent-style-name="standard">
      <style:graphic-properties draw:stroke="none" draw:fill="none" fo:min-height="1.423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gr9" style:family="graphic" style:parent-style-name="objectwithoutfill">
      <style:graphic-properties svg:stroke-color="#3465a4" draw:fill="none" draw:textarea-vertical-align="middle"/>
    </style:style>
    <style:style style:name="P1" style:family="paragraph">
      <style:paragraph-properties fo:text-align="center"/>
      <style:text-properties fo:color="#eeeeee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eeeeee"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dddddd"/>
      <style:paragraph-properties fo:text-align="center"/>
      <style:text-properties fo:color="#000099"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style:text-properties fo:color="#3465a4" fo:font-size="14pt" style:font-size-asian="14pt" style:font-size-complex="14pt"/>
    </style:style>
    <style:style style:name="P8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eeeeee"/>
    </style:style>
    <style:style style:name="T2" style:family="text">
      <style:text-properties fo:color="#000099" fo:font-size="14pt" style:font-size-asian="14pt" style:font-size-complex="14pt"/>
    </style:style>
    <style:style style:name="T3" style:family="text">
      <style:text-properties fo:color="#3465a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6cm" svg:height="9.5cm" svg:x="0.677cm" svg:y="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4cm" svg:height="1.501cm" svg:x="2.2cm" svg:y="8.1cm">
          <text:p text:style-name="P2"><text:span text:style-name="T1">Energie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4cm" svg:height="1.9cm" svg:x="9.6cm" svg:y="4.3cm">
          <text:p text:style-name="P4"><text:span text:style-name="T2">Technologien</text:span></text:p>
          <text:p text:style-name="P4"><text:span text:style-name="T2">Energie-</text:span></text:p>
          <text:p text:style-name="P4"><text:span text:style-name="T2">bereitstellu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8cm" svg:height="1.9cm" svg:x="1.2cm" svg:y="4.3cm">
          <text:p text:style-name="P4"><text:span text:style-name="T2">Energie</text:span></text:p>
          <text:p text:style-name="P4"><text:span text:style-name="T2">Nachf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1.9cm" svg:x="5.2cm" svg:y="4.3cm">
          <text:p text:style-name="P4"><text:span text:style-name="T2">Politische</text:span></text:p>
          <text:p text:style-name="P4"><text:span text:style-name="T2">Rahmenbe-</text:span></text:p>
          <text:p text:style-name="P4"><text:span text:style-name="T2">dingun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0.2cm" svg:height="1.673cm" svg:x="2cm" svg:y="0.827cm">
          <draw:text-box>
            <text:p text:style-name="P2"><text:span text:style-name="T1">Gesellschaftliche Entwicklung</text:span></text:p>
            <text:p text:style-name="P2"><text:span text:style-name="T1">und Transformation</text:span></text:p>
          </draw:text-box>
        </draw:frame>
        <draw:frame draw:style-name="gr7" draw:text-style-name="P8" draw:layer="layout" svg:width="3.9cm" svg:height="1cm" svg:x="3.9cm" svg:y="3cm">
          <draw:text-box>
            <text:p text:style-name="P7"><text:span text:style-name="T3">Zielstellung</text:span></text:p>
          </draw:text-box>
        </draw:frame>
        <draw:line draw:style-name="gr8" draw:text-style-name="P9" draw:layer="layout" svg:x1="3.5cm" svg:y1="6.4cm" svg:x2="4.2cm" svg:y2="7.8cm">
          <text:p/>
        </draw:line>
        <draw:line draw:style-name="gr8" draw:text-style-name="P9" draw:layer="layout" svg:x1="6.9cm" svg:y1="6.4cm" svg:x2="6.9cm" svg:y2="7.9cm">
          <text:p/>
        </draw:line>
        <draw:line draw:style-name="gr8" draw:text-style-name="P9" draw:layer="layout" svg:x1="10.6cm" svg:y1="6.4cm" svg:x2="9.9cm" svg:y2="7.9cm">
          <text:p/>
        </draw:line>
        <draw:line draw:style-name="gr8" draw:text-style-name="P9" draw:layer="layout" svg:x1="8.6cm" svg:y1="5.3cm" svg:x2="9.5cm" svg:y2="5.3cm">
          <text:p/>
        </draw:line>
        <draw:line draw:style-name="gr8" draw:text-style-name="P9" draw:layer="layout" svg:x1="4.153cm" svg:y1="5.283cm" svg:x2="5cm" svg:y2="5.3cm">
          <text:p/>
        </draw:line>
        <draw:line draw:style-name="gr8" draw:text-style-name="P9" draw:layer="layout" svg:x1="6.907cm" svg:y1="2.617cm" svg:x2="6.907cm" svg:y2="4.117cm">
          <text:p/>
        </draw:line>
        <draw:line draw:style-name="gr8" draw:text-style-name="P9" draw:layer="layout" svg:x1="10.2cm" svg:y1="2.8cm" svg:x2="11.1cm" svg:y2="4.1cm">
          <text:p/>
        </draw:line>
        <draw:line draw:style-name="gr8" draw:text-style-name="P9" draw:layer="layout" svg:x1="10.2cm" svg:y1="2.8cm" svg:x2="11.1cm" svg:y2="4.1cm">
          <text:p/>
        </draw:line>
        <draw:line draw:style-name="gr8" draw:text-style-name="P9" draw:layer="layout" svg:x1="3.7cm" svg:y1="2.8cm" svg:x2="2.5cm" svg:y2="4.1cm">
          <text:p/>
        </draw:line>
      </draw:page>
      <draw:page draw:name="page2" draw:style-name="dp1" draw:master-page-name="Default">
        <draw:custom-shape draw:style-name="gr1" draw:text-style-name="P1" draw:layer="layout" svg:width="12.6cm" svg:height="9.5cm" svg:x="0.677cm" svg:y="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4cm" svg:height="1.501cm" svg:x="2.2cm" svg:y="8.1cm">
          <text:p text:style-name="P2"><text:span text:style-name="T1">Energies</text:span><text:span text:style-name="T1">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4cm" svg:height="1.9cm" svg:x="9.6cm" svg:y="4.3cm">
          <text:p text:style-name="P4"><text:span text:style-name="T2">Technolog</text:span><text:span text:style-name="T2">ien</text:span></text:p>
          <text:p text:style-name="P4"><text:span text:style-name="T2">Energie-</text:span></text:p>
          <text:p text:style-name="P4"><text:span text:style-name="T2">bereitstell</text:span><text:span text:style-name="T2">u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8cm" svg:height="1.9cm" svg:x="1.2cm" svg:y="4.3cm">
          <text:p text:style-name="P4"><text:span text:style-name="T2">Energie</text:span></text:p>
          <text:p text:style-name="P4"><text:span text:style-name="T2">Nachf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1.9cm" svg:x="5.2cm" svg:y="4.3cm">
          <text:p text:style-name="P4"><text:span text:style-name="T2">Politische</text:span></text:p>
          <text:p text:style-name="P4"><text:span text:style-name="T2">Rahmenbe-</text:span></text:p>
          <text:p text:style-name="P4"><text:span text:style-name="T2">dingun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3.9cm" svg:height="1cm" svg:x="4.1cm" svg:y="6.5cm">
          <draw:text-box>
            <text:p text:style-name="P7"><text:span text:style-name="T3">Zielstellung</text:span></text:p>
          </draw:text-box>
        </draw:frame>
        <draw:line draw:style-name="gr8" draw:text-style-name="P9" draw:layer="layout" svg:x1="3.5cm" svg:y1="6.4cm" svg:x2="4.2cm" svg:y2="7.8cm">
          <text:p/>
        </draw:line>
        <draw:line draw:style-name="gr8" draw:text-style-name="P9" draw:layer="layout" svg:x1="6.9cm" svg:y1="6.4cm" svg:x2="6.9cm" svg:y2="7.9cm">
          <text:p/>
        </draw:line>
        <draw:line draw:style-name="gr8" draw:text-style-name="P9" draw:layer="layout" svg:x1="10.6cm" svg:y1="6.4cm" svg:x2="9.9cm" svg:y2="7.9cm">
          <text:p/>
        </draw:line>
        <draw:line draw:style-name="gr8" draw:text-style-name="P9" draw:layer="layout" svg:x1="8.6cm" svg:y1="5.3cm" svg:x2="9.5cm" svg:y2="5.3cm">
          <text:p/>
        </draw:line>
        <draw:line draw:style-name="gr8" draw:text-style-name="P9" draw:layer="layout" svg:x1="4.153cm" svg:y1="5.283cm" svg:x2="5cm" svg:y2="5.3cm">
          <text:p/>
        </draw:line>
        <draw:frame draw:style-name="gr6" draw:text-style-name="P6" draw:layer="layout" svg:width="10.2cm" svg:height="1.673cm" svg:x="2cm" svg:y="0.828cm">
          <draw:text-box>
            <text:p text:style-name="P2"><text:span text:style-name="T1">Gesellschaftliche Entwicklung</text:span></text:p>
            <text:p text:style-name="P2"><text:span text:style-name="T1">und Transformation</text:span></text:p>
          </draw:text-box>
        </draw:frame>
        <draw:line draw:style-name="gr9" draw:text-style-name="P10" draw:layer="layout" svg:x1="0.7cm" svg:y1="3.4cm" svg:x2="13.3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09:17:23.131391386</meta:creation-date>
    <dc:date>2018-04-13T10:19:50.232958244</dc:date>
    <meta:editing-duration>PT1H52M20S</meta:editing-duration>
    <meta:editing-cycles>7</meta:editing-cycles>
    <meta:generator>LibreOffice/5.1.6.2$Linux_X86_64 LibreOffice_project/10m0$Build-2</meta:generator>
    <meta:document-statistic meta:object-count="29"/>
  </office:meta>
</office:document-meta>
</file>